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T5" style:parent-style-name="Fuentedepárrafopredeter." style:family="text">
      <style:text-properties fo:color="#44546A"/>
    </style:style>
    <style:style style:name="P6" style:parent-style-name="Normal" style:family="paragraph">
      <style:paragraph-properties fo:text-align="center" fo:margin-top="0.1666in"/>
    </style:style>
    <style:style style:name="T7" style:parent-style-name="Fuentedepárrafopredeter." style:family="text">
      <style:text-properties fo:color="#FFFFFF"/>
    </style:style>
    <style:style style:name="P8" style:parent-style-name="Normal" style:family="paragraph">
      <style:paragraph-properties fo:line-height="100%"/>
    </style:style>
    <style:style style:name="T9" style:parent-style-name="Fuentedepárrafopredeter." style:family="text">
      <style:text-properties style:font-name="Calibri Light" style:font-name-asian="Times New Roman" style:font-name-complex="Times New Roman" fo:color="#4472C4" fo:font-size="28pt" style:font-size-asian="28pt" style:font-size-complex="28pt"/>
    </style:style>
    <style:style style:name="T10" style:parent-style-name="Fuentedepárrafopredeter." style:family="text">
      <style:text-properties style:font-name="Calibri Light" style:font-name-asian="Times New Roman" style:font-name-complex="Times New Roman" fo:color="#44546A" fo:font-size="16pt" style:font-size-asian="16pt" style:font-size-complex="16pt"/>
    </style:style>
    <style:style style:name="P11" style:parent-style-name="Normal" style:family="paragraph">
      <style:paragraph-properties fo:break-before="page"/>
    </style:style>
    <style:style style:name="P1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Título1" style:family="paragraph">
      <style:text-properties fo:color="#000000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0" draw:name="Cuadro de texto 465" text:anchor-type="paragraph" svg:x="3.76181in" svg:y="7.71736in" svg:width="2.97639in" svg:height="0.29375in" style:rel-width="scale" style:rel-height="scale"><draw:text-box><text:p text:style-name="Sinespaciado"><text:span text:style-name="T5"><text:s text:c="5"/></text:span></text:p></draw:text-box><svg:title/><svg:desc/></draw:frame><draw:custom-shape svg:x="0in" svg:y="0in" svg:width="8.075in" svg:height="10.45in" draw:z-index="251663360" draw:id="id1" draw:style-name="a2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2" draw:style-name="a3" draw:name="Rectángulo 467" text:anchor-type="paragraph"><svg:title/><svg:desc/><text:p text:style-name="P6"><text:span text:style-name="T7">Guía de Requerimientos funcionales y no funcionales del proyecto de venta de tickets de cine</text:span></text:p><draw:enhanced-geometry draw:type="non-primitive" svg:viewBox="0 0 21600 21600" draw:enhanced-path="M 0 0 L 21600 0 21600 21600 0 21600 Z N"/></draw:custom-shape><draw:custom-shape svg:x="3.63819in" svg:y="0.29236in" svg:width="3.30694in" svg:height="8.18542in" draw:z-index="251659264" draw:id="id3" draw:style-name="a4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86in" draw:z-index="251662336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Cuadro de texto 470" text:anchor-type="paragraph" svg:x="3.76181in" svg:y="4.09236in" svg:width="2.97639in" svg:height="2.04583in" style:rel-width="scale" style:rel-height="scale"><draw:text-box><text:p text:style-name="P8"><text:span text:style-name="T9">Requerimientos Funcionales y no Funcionales</text:span></text:p><text:p text:style-name="Normal"><text:span text:style-name="T10"><text:s text:c="5"/></text:span></text:p></draw:text-box><svg:title/><svg:desc/></draw:frame></text:p>
      <text:p text:style-name="P11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33350511" office:target-frame-name="_top" xlink:show="replace"><text:span text:style-name="Hipervínculo">Título 1</text:span><text:tab/>2</text:a></text:p>
          <text:p text:style-name="P13"><text:a xlink:href="#_Toc33350512" office:target-frame-name="_top" xlink:show="replace"><text:span text:style-name="Hipervínculo">Título 2</text:span><text:tab/>2</text:a></text:p>
        </text:index-body>
      </text:table-of-content>
      <text:p text:style-name="Normal"/>
      <text:h text:style-name="P14" text:outline-level="1"/>
      <text:p text:style-name="Normal"/>
      <text:p text:style-name="P15"/>
      <text:p text:style-name="P1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33350511"/>Título 1<text:bookmark-end text:name="_Toc33350511"/></text:h>
      <text:h text:style-name="Título1" text:outline-level="1"><text:bookmark-start text:name="_Toc33350512"/>Título 2<text:bookmark-end text:name="_Toc3335051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dae3f3" draw:end-color="#8faadc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  <style:style style:name="P3" style:parent-style-name="Piedepágina" style:family="paragraph">
      <style:paragraph-properties fo:text-align="end"/>
    </style:style>
    <style:style style:name="T4" style:parent-style-name="Fuentedepárrafopredeter.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  <style:footer-left>
        <text:p text:style-name="P3"><text:page-number text:fixed="false">2</text:page-number></text:p>
        <text:p text:style-name="Piedepágina"/>
      </style:footer-left>
    </style:master-page>
    <style:master-page style:next-style-name="MP0" style:name="MPF0" style:page-layout-name="PL0">
      <style:footer>
        <text:p text:style-name="TítuloTDC">Contenido</text:p>
        <text:table-of-content text:name="_TOC6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TDC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Normal"><text:span text:style-name="T4">No se encontraron entradas de tabla de contenido.</text:span></text:p>
          </text:index-body>
        </text:table-of-content>
        <text:p text:style-name="Normal"/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querimientos Funcionales y no Funcionales</dc:title>
    <dc:description/>
    <dc:subject/>
    <meta:initial-creator/>
    <dc:creator>Aaaa Aaaa</dc:creator>
    <meta:creation-date>2020-02-23T10:13:00Z</meta:creation-date>
    <dc:date>2020-02-23T10:42:00Z</dc:date>
    <meta:template xlink:href="Normal.dotm" xlink:type="simple"/>
    <meta:editing-cycles>1</meta:editing-cycles>
    <meta:editing-duration>PT1740S</meta:editing-duration>
    <meta:document-statistic meta:page-count="3" meta:paragraph-count="1" meta:word-count="37" meta:character-count="243" meta:row-count="1" meta:non-whitespace-character-count="207"/>
  </office:meta>
</office:document-meta>
</file>